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4902in">
        <style:tab-stops/>
      </style:paragraph-properties>
      <style:text-properties fo:font-weight="bold" style:font-weight-asian="bold" fo:color="#000000" fo:font-size="24pt" style:font-size-asian="24pt" style:font-size-complex="24pt" fo:language="ru" fo:country="RU"/>
    </style:style>
    <style:style style:name="P2" style:parent-style-name="Standard" style:family="paragraph">
      <style:paragraph-properties fo:text-align="center" fo:margin-left="0.4902in">
        <style:tab-stops/>
      </style:paragraph-properties>
    </style:style>
    <style:style style:name="T3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T4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5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6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7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8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9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0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1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2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3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4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5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6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7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8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19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0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1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2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3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4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5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6" style:parent-style-name="Standard" style:family="paragraph">
      <style:paragraph-properties fo:margin-left="0.4902in">
        <style:tab-stops/>
      </style:paragraph-properties>
      <style:text-properties fo:font-size="16pt" style:font-size-asian="16pt" style:font-size-complex="16pt" fo:language="en" fo:country="US"/>
    </style:style>
    <style:style style:name="P27" style:parent-style-name="Standard" style:family="paragraph">
      <style:paragraph-properties fo:margin-left="0.4902in">
        <style:tab-stops/>
      </style:paragraph-properties>
    </style:style>
    <style:style style:name="T28" style:parent-style-name="Основнойшрифтабзаца" style:family="text"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Лабораторная работа 1</text:p>
      <text:p text:style-name="P2"><text:span text:style-name="T3">Ход</text:span><text:span text:style-name="T4"><text:s/></text:span><text:span text:style-name="T5">работы</text:span></text:p>
      <text:p text:style-name="P6">CODE SEGMENT</text:p>
      <text:p text:style-name="P7"><text:s text:c="4"/>ASSUME CS:CODE</text:p>
      <text:p text:style-name="P8"><text:s text:c="4"/>ORG 100h</text:p>
      <text:p text:style-name="P9">Start:</text:p>
      <text:p text:style-name="P10"/>
      <text:p text:style-name="P11">; var 5<text:s/></text:p>
      <text:p text:style-name="P12">; (a-4)/(b+c)-d</text:p>
      <text:p text:style-name="P13">MOV AX,a <text:s text:c="3"/>; declare AX = a</text:p>
      <text:p text:style-name="P14">SUB AX,4 <text:s text:c="3"/>; AX = a - 4</text:p>
      <text:p text:style-name="P15">MOV BX,b <text:s text:c="3"/>; declare BX = b<text:s/></text:p>
      <text:p text:style-name="P16">MOV CX,c <text:s text:c="3"/>; declare CX = c</text:p>
      <text:p text:style-name="P17">ADD BX,CX <text:s text:c="2"/>; add BX+CX, store in BX</text:p>
      <text:p text:style-name="P18">IDIV BL <text:s text:c="4"/>; divide AX/BL</text:p>
      <text:p text:style-name="P19">MOV BX, d <text:s text:c="2"/>; re-declare BX = d</text:p>
      <text:p text:style-name="P20">SUB AX,BX <text:s text:c="2"/>; substract AX-BX, store in AX</text:p>
      <text:p text:style-name="P21">INT 21h</text:p>
      <text:p text:style-name="P22">a DW -16</text:p>
      <text:p text:style-name="P23">b DW 2</text:p>
      <text:p text:style-name="P24">c DW 3</text:p>
      <text:p text:style-name="P25">d DW 1</text:p>
      <text:p text:style-name="P26">CODE ENDS</text:p>
      <text:p text:style-name="P27"><text:span text:style-name="T28">END Sta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3-10-31T11:52:00Z</meta:creation-date>
    <dc:date>2023-10-31T13:34:00Z</dc:date>
    <meta:template xlink:href="Normal.dotm" xlink:type="simple"/>
    <meta:editing-cycles>4</meta:editing-cycles>
    <meta:editing-duration>PT46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2" meta:character-count="420" meta:row-count="2" meta:non-whitespace-character-count="359"/>
  </office:meta>
</office:document-meta>
</file>